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6.6931in" table:align="margins"/>
    </style:style>
    <style:style style:name="Tableau5.A" style:family="table-column">
      <style:table-column-properties style:column-width="6.6931in" style:rel-column-width="65535*"/>
    </style:style>
    <style:style style:name="Tableau5.A1" style:family="table-cell">
      <style:table-cell-properties fo:padding="0.0194in" fo:border="0.05pt solid #000000" style:writing-mode="page"/>
    </style:style>
    <style:style style:name="Tableau4" style:family="table">
      <style:table-properties style:width="6.6979in" fo:margin-left="0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3.1563in"/>
    </style:style>
    <style:style style:name="Tableau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194in" fo:border="0.05pt solid #000000" style:writing-mode="page"/>
    </style:style>
    <style:style style:name="Tableau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6.6931in" table:align="margins"/>
    </style:style>
    <style:style style:name="Thème.A" style:family="table-column">
      <style:table-column-properties style:column-width="6.6931in" style:rel-column-width="65535*"/>
    </style:style>
    <style:style style:name="Thème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2" style:family="table-row">
      <style:table-row-properties style:min-row-height="0.5167in"/>
    </style:style>
    <style:style style:name="Tableau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6.6979in" fo:margin-left="0in" table:align="left" style:may-break-between-rows="true" table:border-model="collapsing"/>
    </style:style>
    <style:style style:name="Tableau6.A" style:family="table-column">
      <style:table-column-properties style:column-width="3.6979in"/>
    </style:style>
    <style:style style:name="Tableau6.B" style:family="table-column">
      <style:table-column-properties style:column-width="3in"/>
    </style:style>
    <style:style style:name="Tableau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6.2" style:family="table-row">
      <style:table-row-properties style:row-height="0.5514in"/>
    </style:style>
    <style:style style:name="Tableau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3" style:family="table-row">
      <style:table-row-properties style:row-height="0.6736in"/>
    </style:style>
    <style:style style:name="Tableau6.7" style:family="table-row">
      <style:table-row-properties style:row-height="0.5514in" fo:keep-together="auto"/>
    </style:style>
    <style:style style:name="Tableau6.8" style:family="table-row">
      <style:table-row-properties style:min-row-height="0.5514in"/>
    </style:style>
    <style:style style:name="Tableau6.9" style:family="table-row">
      <style:table-row-properties style:min-row-height="0.5514in"/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6.6979in"/>
    </style:style>
    <style:style style:name="Tableau3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6.6931in" table:align="margins"/>
    </style:style>
    <style:style style:name="Tableau2.A" style:family="table-column">
      <style:table-column-properties style:column-width="6.6931in" style:rel-column-width="65535*"/>
    </style:style>
    <style:style style:name="Tableau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paragraph-rsid="000d3cdf"/>
    </style:style>
    <style:style style:name="P14" style:family="paragraph" style:parent-style-name="Standard">
      <style:paragraph-properties fo:text-align="start" style:justify-single-word="false"/>
      <style:text-properties officeooo:paragraph-rsid="000595d0"/>
    </style:style>
    <style:style style:name="P15" style:family="paragraph" style:parent-style-name="Standard">
      <style:paragraph-properties fo:text-align="start" style:justify-single-word="false"/>
      <style:text-properties officeooo:paragraph-rsid="001a1caf"/>
    </style:style>
    <style:style style:name="P16" style:family="paragraph" style:parent-style-name="Standard">
      <style:paragraph-properties fo:text-align="start" style:justify-single-word="false"/>
      <style:text-properties officeooo:paragraph-rsid="00205b4c"/>
    </style:style>
    <style:style style:name="P17" style:family="paragraph" style:parent-style-name="Standard">
      <style:text-properties officeooo:paragraph-rsid="001688d1"/>
    </style:style>
    <style:style style:name="P18" style:family="paragraph" style:parent-style-name="Table_20_Contents">
      <style:text-properties officeooo:rsid="00141375" officeooo:paragraph-rsid="00141375"/>
    </style:style>
    <style:style style:name="P19" style:family="paragraph" style:parent-style-name="Standard">
      <style:paragraph-properties fo:text-align="justify" style:justify-single-word="false"/>
      <style:text-properties officeooo:paragraph-rsid="001688d1"/>
    </style:style>
    <style:style style:name="P20" style:family="paragraph" style:parent-style-name="Standard">
      <style:text-properties officeooo:paragraph-rsid="001a1caf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b957" officeooo:paragraph-rsid="0029b9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f03e" officeooo:paragraph-rsid="002af0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629" officeooo:paragraph-rsid="002b16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27ad4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42410"/>
    </style:style>
    <style:style style:name="T18" style:family="text">
      <style:text-properties officeooo:rsid="0029b957"/>
    </style:style>
    <style:style style:name="T19" style:family="text">
      <style:text-properties officeooo:rsid="002b16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3">P</text:span>rojet LU2IN002 - 202<text:span text:style-name="T17">1</text:span>-202<text:span text:style-name="T17">2</text:span></text:h>
      <table:table table:name="Tableau5" table:style-name="Tableau5">
        <table:table-column table:style-name="Tableau5.A"/>
        <table:table-row table:style-name="TableLine93905150577568">
          <table:table-cell table:style-name="Tableau5.A1" office:value-type="string">
            <text:p text:style-name="P18">Numéro du groupe de TD/TME : <text:span text:style-name="T19">1 </text:span></text:p>
          </table:table-cell>
        </table:table-row>
      </table:table>
      <text:p text:style-name="P1"/>
      <table:table table:name="Tableau4" table:style-name="Tableau4">
        <table:table-column table:style-name="Tableau4.A"/>
        <table:table-column table:style-name="Tableau4.B"/>
        <table:table-row table:style-name="TableLine93905094187488">
          <table:table-cell table:style-name="Tableau4.A1" office:value-type="string">
            <text:p text:style-name="P12"><text:span text:style-name="T1">Nom :</text:span> <text:span text:style-name="T18">Boudrouss</text:span></text:p>
          </table:table-cell>
          <table:table-cell table:style-name="Tableau4.B1" office:value-type="string">
            <text:p text:style-name="P12"><text:span text:style-name="T1">Nom :</text:span> </text:p>
          </table:table-cell>
        </table:table-row>
        <table:table-row table:style-name="TableLine93905095850256">
          <table:table-cell table:style-name="Tableau4.A2" office:value-type="string">
            <text:p text:style-name="P12"><text:span text:style-name="T1">Prénom :</text:span> <text:span text:style-name="T18">Réda</text:span></text:p>
          </table:table-cell>
          <table:table-cell table:style-name="Tableau4.B2" office:value-type="string">
            <text:p text:style-name="P12"><text:span text:style-name="T1">Prénom :</text:span> </text:p>
          </table:table-cell>
        </table:table-row>
        <table:table-row table:style-name="TableLine93905095851488">
          <table:table-cell table:style-name="Tableau4.A2" office:value-type="string">
            <text:p text:style-name="P12"><text:span text:style-name="T1">N° étudiant :</text:span> <text:span text:style-name="T18">28712638</text:span></text:p>
          </table:table-cell>
          <table:table-cell table:style-name="Tableau4.B2" office:value-type="string">
            <text:p text:style-name="P12"><text:span text:style-name="T1">N° étudiant :</text:span> </text:p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3905095810304">
          <table:table-cell table:style-name="Thème.A1" office:value-type="string">
            <text:p text:style-name="P2">Thème choisi (en 2 lignes max.)</text:p>
          </table:table-cell>
        </table:table-row>
        <table:table-row table:style-name="TableLine93905095856224">
          <table:table-cell table:style-name="Thème.A2" office:value-type="string">
            <text:p text:style-name="P21">Alimentation</text:p>
            <text:p text:style-name="P9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3905095854000">
          <table:table-cell table:style-name="Tableau1.A1" office:value-type="string">
            <text:p text:style-name="P14"><text:span text:style-name="T3">Schéma UML des classes </text:span><text:span text:style-name="T5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1"/>
            <text:p text:style-name="P9"/>
          </table:table-cell>
        </table:table-row>
      </table:table>
      <text:p text:style-name="P17"/>
      <table:table table:name="Tableau6" table:style-name="Tableau6">
        <table:table-column table:style-name="Tableau6.A"/>
        <table:table-column table:style-name="Tableau6.B"/>
        <table:table-row table:style-name="TableLine93905095858640">
          <table:table-cell table:style-name="Tableau6.A1" office:value-type="string">
            <text:p text:style-name="P4">Checklist des contraintes prises en compte:</text:p>
          </table:table-cell>
          <table:table-cell table:style-name="Tableau6.B1" office:value-type="string">
            <text:p text:style-name="P4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15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21">Main</text:p>
            <text:p text:style-name="P21">Recette</text:p>
          </table:table-cell>
        </table:table-row>
        <table:table-row table:style-name="Tableau6.3">
          <table:table-cell table:style-name="Tableau6.A2" office:value-type="string">
            <text:p text:style-name="P5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21">DNutri</text:p>
            <text:p text:style-name="P21">PatePlat</text:p>
            <text:p text:style-name="P21">Soupe</text:p>
          </table:table-cell>
        </table:table-row>
        <table:table-row table:style-name="Tableau6.2">
          <table:table-cell table:style-name="Tableau6.A2" office:value-type="string">
            <text:p text:style-name="P16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22">Ingredient</text:p>
            <text:p text:style-name="P22">Recette</text:p>
          </table:table-cell>
        </table:table-row>
        <table:table-row table:style-name="Tableau6.2">
          <table:table-cell table:style-name="Tableau6.A2" office:value-type="string">
            <text:p text:style-name="P7">Interface </text:p>
          </table:table-cell>
          <table:table-cell table:style-name="Tableau6.B2" office:value-type="string">
            <text:p text:style-name="P23">x</text:p>
          </table:table-cell>
        </table:table-row>
        <table:table-row table:style-name="Tableau6.2">
          <table:table-cell table:style-name="Tableau6.A2" office:value-type="string">
            <text:p text:style-name="P6">Classe avec un constructeur par copie ou clone()</text:p>
          </table:table-cell>
          <table:table-cell table:style-name="Tableau6.B2" office:value-type="string">
            <text:p text:style-name="P23">Condiment – DNutri – FLVVP – OtherIngredient – Sauce</text:p>
          </table:table-cell>
        </table:table-row>
        <table:table-row table:style-name="Tableau6.7">
          <table:table-cell table:style-name="Tableau6.A2" office:value-type="string">
            <text:p text:style-name="P16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23">InvalidDNutriException (dans DNutri)</text:p>
          </table:table-cell>
        </table:table-row>
        <table:table-row table:style-name="Tableau6.8">
          <table:table-cell table:style-name="Tableau6.A2" office:value-type="string">
            <text:p text:style-name="P15"><text:span text:style-name="T9">Gestion des exceptions</text:span><text:span text:style-name="T10"> </text:span></text:p>
          </table:table-cell>
          <table:table-cell table:style-name="Tableau6.B2" office:value-type="string">
            <text:p text:style-name="P23">DNutri – PatePlat – Recette – Soupe</text:p>
          </table:table-cell>
        </table:table-row>
        <table:table-row table:style-name="Tableau6.9">
          <table:table-cell table:style-name="Tableau6.A2" office:value-type="string">
            <text:p text:style-name="P8">Utilisation du pattern singleton</text:p>
          </table:table-cell>
          <table:table-cell table:style-name="Tableau6.B2" office:value-type="string">
            <text:p text:style-name="P23">PatePlat – Soupe </text:p>
          </table:table-cell>
        </table:table-row>
      </table:table>
      <text:p text:style-name="P20"/>
      <table:table table:name="Tableau3" table:style-name="Tableau3">
        <table:table-column table:style-name="Tableau3.A"/>
        <table:table-row table:style-name="TableLine93905095868384">
          <table:table-cell table:style-name="Tableau3.A1" office:value-type="string">
            <text:p text:style-name="P19"><text:span text:style-name="T4">Présentation </text:span><text:span text:style-name="T6">brève</text:span><text:span text:style-name="T4"> de votre projet</text:span><text:span text:style-name="T3"> (max. </text:span><text:span text:style-name="T6">10 lign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 table:style-name="TableLine93905095256416">
          <table:table-cell table:style-name="Tableau3.A2" office:value-type="string">
            <text:p text:style-name="P10"/>
            <text:p text:style-name="P10"/>
          </table:table-cell>
        </table:table-row>
      </table:table>
      <text:p text:style-name="P17"/>
      <table:table table:name="Tableau2" table:style-name="Tableau2">
        <table:table-column table:style-name="Tableau2.A"/>
        <table:table-row table:style-name="TableLine93905095247056">
          <table:table-cell table:style-name="Tableau2.A1" office:value-type="string">
            <text:p text:style-name="P3">Copier / coller vos classes <text:span text:style-name="T14">et interfaces</text:span> à partir d'ici :</text:p>
          </table:table-cell>
        </table:table-row>
      </table:table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2.2.2$Linux_X86_64 LibreOffice_project/20$Build-2</meta:generator>
    <dc:date>2021-12-16T12:26:29.704593945</dc:date>
    <meta:editing-duration>PT3H37M24S</meta:editing-duration>
    <meta:editing-cycles>35</meta:editing-cycles>
    <meta:document-statistic meta:table-count="7" meta:image-count="0" meta:object-count="0" meta:page-count="2" meta:paragraph-count="35" meta:word-count="148" meta:character-count="975" meta:non-whitespace-character-count="847"/>
  </office:meta>
</office:document-meta>
</file>